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4pt" officeooo:rsid="00143650" officeooo:paragraph-rsid="00143650" style:font-size-asian="12.25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avid Pelegrí, secretari del institut IES Joan Ramis i Ramis,</text:p>
      <text:p text:style-name="P1"/>
      <text:p text:style-name="P1"/>
      <text:p text:style-name="P1"/>
      <text:p text:style-name="P1"/>
      <text:p text:style-name="P1">CERTIFIC: Que, d’acord amb les registracions i peticions dels alumnes que s’han presentat al CFGM de SMX, tots estàn admesos ja que compleixen amb els requisits necessaris (la nota de tall, títol de ESO, FP Bàsica, etc.)</text:p>
      <text:p text:style-name="P1"/>
      <text:p text:style-name="P1"/>
      <text:p text:style-name="P1">I perquè consti, jo sign aquest certificat.</text:p>
      <text:p text:style-name="P1"/>
      <text:p text:style-name="P1"/>
      <text:p text:style-name="P1">Maó, 12 de Juny del 2023</text:p>
      <text:p text:style-name="P1"/>
      <text:p text:style-name="P1">[rúbrica]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0T09:24:28.271717189</meta:creation-date>
    <meta:generator>LibreOffice/7.5.7.1$Linux_X86_64 LibreOffice_project/50$Build-1</meta:generator>
    <dc:date>2023-11-10T09:56:59.764663205</dc:date>
    <meta:editing-duration>PT25M57S</meta:editing-duration>
    <meta:editing-cycles>1</meta:editing-cycles>
    <meta:document-statistic meta:table-count="0" meta:image-count="0" meta:object-count="0" meta:page-count="1" meta:paragraph-count="5" meta:word-count="61" meta:character-count="357" meta:non-whitespace-character-count="301"/>
  </office:meta>
</office:document-meta>
</file>